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7.65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34129" calcext:value-type="float">
            <text:p>5,1341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95218" calcext:value-type="float">
            <text:p>5,3952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57752" calcext:value-type="float">
            <text:p>5,2577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35577" calcext:value-type="float">
            <text:p>5,1355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9035" calcext:value-type="float">
            <text:p>5,3890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48302" calcext:value-type="float">
            <text:p>5,5483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94855" calcext:value-type="float">
            <text:p>5,6948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1594" calcext:value-type="float">
            <text:p>5,815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31215" calcext:value-type="float">
            <text:p>5,6312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27925" calcext:value-type="float">
            <text:p>5,5279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99943" calcext:value-type="float">
            <text:p>5,6999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93304" calcext:value-type="float">
            <text:p>5,933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51214" calcext:value-type="float">
            <text:p>5,7512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745034" calcext:value-type="float">
            <text:p>5,7450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59578" calcext:value-type="float">
            <text:p>6,059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157767" calcext:value-type="float">
            <text:p>6,1577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62871" calcext:value-type="float">
            <text:p>6,1628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383225" calcext:value-type="float">
            <text:p>6,3832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50128" calcext:value-type="float">
            <text:p>6,5501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83957" calcext:value-type="float">
            <text:p>6,4839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99224" calcext:value-type="float">
            <text:p>6,699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68674" calcext:value-type="float">
            <text:p>6,4686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468674" calcext:value-type="float">
            <text:p>6,4686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0868" calcext:value-type="float">
            <text:p>6,608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673779" calcext:value-type="float">
            <text:p>6,673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596323" calcext:value-type="float">
            <text:p>6,596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609047" calcext:value-type="float">
            <text:p>6,6090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11594" calcext:value-type="float">
            <text:p>6,6115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65773" calcext:value-type="float">
            <text:p>6,5657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773415" calcext:value-type="float">
            <text:p>6,773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21781" calcext:value-type="float">
            <text:p>6,6217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623236" calcext:value-type="float">
            <text:p>6,623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91958" calcext:value-type="float">
            <text:p>6,6919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17402" calcext:value-type="float">
            <text:p>6,7174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96315" calcext:value-type="float">
            <text:p>6,5963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6831" calcext:value-type="float">
            <text:p>6,768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707223" calcext:value-type="float">
            <text:p>6,7072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667974" calcext:value-type="float">
            <text:p>6,6679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0616" calcext:value-type="float">
            <text:p>6,90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04351" calcext:value-type="float">
            <text:p>7,0043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01065" calcext:value-type="float">
            <text:p>7,3010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301065" calcext:value-type="float">
            <text:p>7,3010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44253" calcext:value-type="float">
            <text:p>7,442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55988" calcext:value-type="float">
            <text:p>7,3559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479626" calcext:value-type="float">
            <text:p>7,4796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315257" calcext:value-type="float">
            <text:p>7,3152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436355" calcext:value-type="float">
            <text:p>7,4363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656717" calcext:value-type="float">
            <text:p>7,6567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912717" calcext:value-type="float">
            <text:p>7,9127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744718" calcext:value-type="float">
            <text:p>7,7447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761089" calcext:value-type="float">
            <text:p>7,7610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73054" calcext:value-type="float">
            <text:p>7,730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894905" calcext:value-type="float">
            <text:p>7,8949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046542" calcext:value-type="float">
            <text:p>8,0465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038914" calcext:value-type="float">
            <text:p>8,0389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093805" calcext:value-type="float">
            <text:p>8,093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907984" calcext:value-type="float">
            <text:p>7,9079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807251" calcext:value-type="float">
            <text:p>7,8072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019978" calcext:value-type="float">
            <text:p>8,0199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5433" calcext:value-type="float">
            <text:p>8,0454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45433" calcext:value-type="float">
            <text:p>8,0454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93707" calcext:value-type="float">
            <text:p>7,937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93707" calcext:value-type="float">
            <text:p>7,937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93707" calcext:value-type="float">
            <text:p>7,937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703982" calcext:value-type="float">
            <text:p>7,7039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802157" calcext:value-type="float">
            <text:p>7,8021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622521" calcext:value-type="float">
            <text:p>7,6225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687626" calcext:value-type="float">
            <text:p>7,6876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907988" calcext:value-type="float">
            <text:p>7,9079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53804" calcext:value-type="float">
            <text:p>7,9538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102895" calcext:value-type="float">
            <text:p>8,1028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958897" calcext:value-type="float">
            <text:p>7,9588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946163" calcext:value-type="float">
            <text:p>7,9461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923262" calcext:value-type="float">
            <text:p>7,9232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756348" calcext:value-type="float">
            <text:p>7,7563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533443" calcext:value-type="float">
            <text:p>7,5334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533443" calcext:value-type="float">
            <text:p>7,5334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28347" calcext:value-type="float">
            <text:p>7,3283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28347" calcext:value-type="float">
            <text:p>7,3283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566528" calcext:value-type="float">
            <text:p>7,5665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307986" calcext:value-type="float">
            <text:p>7,3079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163983" calcext:value-type="float">
            <text:p>7,1639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163983" calcext:value-type="float">
            <text:p>7,1639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095258" calcext:value-type="float">
            <text:p>7,095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928343" calcext:value-type="float">
            <text:p>6,9283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032713" calcext:value-type="float">
            <text:p>7,0327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149798" calcext:value-type="float">
            <text:p>7,1497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98891" calcext:value-type="float">
            <text:p>6,8988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98891" calcext:value-type="float">
            <text:p>6,8988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91257" calcext:value-type="float">
            <text:p>6,8912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875982" calcext:value-type="float">
            <text:p>6,8759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75982" calcext:value-type="float">
            <text:p>6,8759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935993" calcext:value-type="float">
            <text:p>6,9359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935993" calcext:value-type="float">
            <text:p>6,9359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84354" calcext:value-type="float">
            <text:p>6,784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81807" calcext:value-type="float">
            <text:p>6,7818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81807" calcext:value-type="float">
            <text:p>6,7818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81807" calcext:value-type="float">
            <text:p>6,7818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46897" calcext:value-type="float">
            <text:p>6,8468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2166" calcext:value-type="float">
            <text:p>6,6621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16348" calcext:value-type="float">
            <text:p>6,6163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58895" calcext:value-type="float">
            <text:p>6,558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497806" calcext:value-type="float">
            <text:p>6,4978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552357" calcext:value-type="float">
            <text:p>6,552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01451" calcext:value-type="float">
            <text:p>6,701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919263" calcext:value-type="float">
            <text:p>6,9192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72004" calcext:value-type="float">
            <text:p>6,8720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94918" calcext:value-type="float">
            <text:p>6,694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94918" calcext:value-type="float">
            <text:p>6,694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38181" calcext:value-type="float">
            <text:p>6,538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38181" calcext:value-type="float">
            <text:p>6,538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04374" calcext:value-type="float">
            <text:p>6,4043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550913" calcext:value-type="float">
            <text:p>6,5509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50913" calcext:value-type="float">
            <text:p>6,5509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50913" calcext:value-type="float">
            <text:p>6,5509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50913" calcext:value-type="float">
            <text:p>6,5509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48368" calcext:value-type="float">
            <text:p>6,5483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48368" calcext:value-type="float">
            <text:p>6,5483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48368" calcext:value-type="float">
            <text:p>6,5483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80727" calcext:value-type="float">
            <text:p>6,6807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518908" calcext:value-type="float">
            <text:p>6,5189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18908" calcext:value-type="float">
            <text:p>6,5189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313811" calcext:value-type="float">
            <text:p>6,3138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022175" calcext:value-type="float">
            <text:p>6,0221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022175" calcext:value-type="float">
            <text:p>6,0221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047628" calcext:value-type="float">
            <text:p>6,0476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214541" calcext:value-type="float">
            <text:p>6,2145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137072" calcext:value-type="float">
            <text:p>6,1370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103978" calcext:value-type="float">
            <text:p>6,1039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087253" calcext:value-type="float">
            <text:p>6,0872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21797" calcext:value-type="float">
            <text:p>6,1217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121797" calcext:value-type="float">
            <text:p>6,1217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75244" calcext:value-type="float">
            <text:p>6,3752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75244" calcext:value-type="float">
            <text:p>6,3752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05794" calcext:value-type="float">
            <text:p>6,4057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405794" calcext:value-type="float">
            <text:p>6,4057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333074" calcext:value-type="float">
            <text:p>6,333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333074" calcext:value-type="float">
            <text:p>6,333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333074" calcext:value-type="float">
            <text:p>6,333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333074" calcext:value-type="float">
            <text:p>6,333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372705" calcext:value-type="float">
            <text:p>6,3727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372705" calcext:value-type="float">
            <text:p>6,3727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269437" calcext:value-type="float">
            <text:p>6,2694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269437" calcext:value-type="float">
            <text:p>6,2694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269437" calcext:value-type="float">
            <text:p>6,2694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269437" calcext:value-type="float">
            <text:p>6,2694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269437" calcext:value-type="float">
            <text:p>6,2694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75258" calcext:value-type="float">
            <text:p>6,375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482159" calcext:value-type="float">
            <text:p>6,4821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289793" calcext:value-type="float">
            <text:p>6,2897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155976" calcext:value-type="float">
            <text:p>6,1559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040339" calcext:value-type="float">
            <text:p>6,0403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255609" calcext:value-type="float">
            <text:p>6,2556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255609" calcext:value-type="float">
            <text:p>6,2556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255609" calcext:value-type="float">
            <text:p>6,2556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14154" calcext:value-type="float">
            <text:p>6,1141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99051" calcext:value-type="float">
            <text:p>5,990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747246" calcext:value-type="float">
            <text:p>5,747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659237" calcext:value-type="float">
            <text:p>5,6592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559971" calcext:value-type="float">
            <text:p>5,5599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639963" calcext:value-type="float">
            <text:p>5,639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611963" calcext:value-type="float">
            <text:p>5,611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694877" calcext:value-type="float">
            <text:p>5,694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694877" calcext:value-type="float">
            <text:p>5,694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94877" calcext:value-type="float">
            <text:p>5,6948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617049" calcext:value-type="float">
            <text:p>5,6170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617049" calcext:value-type="float">
            <text:p>5,6170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331963" calcext:value-type="float">
            <text:p>5,331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31963" calcext:value-type="float">
            <text:p>5,331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331963" calcext:value-type="float">
            <text:p>5,3319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210864" calcext:value-type="float">
            <text:p>5,2108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337059" calcext:value-type="float">
            <text:p>5,3370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374165" calcext:value-type="float">
            <text:p>5,374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374165" calcext:value-type="float">
            <text:p>5,374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423591" calcext:value-type="float">
            <text:p>5,4235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271956" calcext:value-type="float">
            <text:p>5,2719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152328" calcext:value-type="float">
            <text:p>5,152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152328" calcext:value-type="float">
            <text:p>5,152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152328" calcext:value-type="float">
            <text:p>5,152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152328" calcext:value-type="float">
            <text:p>5,152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231231" calcext:value-type="float">
            <text:p>5,231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290852" calcext:value-type="float">
            <text:p>5,290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290852" calcext:value-type="float">
            <text:p>5,290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290852" calcext:value-type="float">
            <text:p>5,290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290852" calcext:value-type="float">
            <text:p>5,290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346849" calcext:value-type="float">
            <text:p>5,346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346849" calcext:value-type="float">
            <text:p>5,346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346849" calcext:value-type="float">
            <text:p>5,346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255213" calcext:value-type="float">
            <text:p>5,255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255213" calcext:value-type="float">
            <text:p>5,255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255213" calcext:value-type="float">
            <text:p>5,255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215583" calcext:value-type="float">
            <text:p>5,2155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215583" calcext:value-type="float">
            <text:p>5,2155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81763" calcext:value-type="float">
            <text:p>5,48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526486" calcext:value-type="float">
            <text:p>5,5264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683207" calcext:value-type="float">
            <text:p>5,683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817043" calcext:value-type="float">
            <text:p>5,8170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817043" calcext:value-type="float">
            <text:p>5,8170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11213" calcext:value-type="float">
            <text:p>5,711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711213" calcext:value-type="float">
            <text:p>5,711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68724" calcext:value-type="float">
            <text:p>5,68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68724" calcext:value-type="float">
            <text:p>5,687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21427" calcext:value-type="float">
            <text:p>5,721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662885" calcext:value-type="float">
            <text:p>5,6628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568715" calcext:value-type="float">
            <text:p>5,5687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531988" calcext:value-type="float">
            <text:p>5,53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531988" calcext:value-type="float">
            <text:p>5,53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531988" calcext:value-type="float">
            <text:p>5,53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531988" calcext:value-type="float">
            <text:p>5,53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531988" calcext:value-type="float">
            <text:p>5,531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586545" calcext:value-type="float">
            <text:p>5,5865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624731" calcext:value-type="float">
            <text:p>5,62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78914" calcext:value-type="float">
            <text:p>5,778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78914" calcext:value-type="float">
            <text:p>5,778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78914" calcext:value-type="float">
            <text:p>5,778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78914" calcext:value-type="float">
            <text:p>5,778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778914" calcext:value-type="float">
            <text:p>5,778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94073" calcext:value-type="float">
            <text:p>5,94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94073" calcext:value-type="float">
            <text:p>5,94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94073" calcext:value-type="float">
            <text:p>5,940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201822" calcext:value-type="float">
            <text:p>6,2018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201822" calcext:value-type="float">
            <text:p>6,2018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201822" calcext:value-type="float">
            <text:p>6,2018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201822" calcext:value-type="float">
            <text:p>6,2018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201822" calcext:value-type="float">
            <text:p>6,2018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164711" calcext:value-type="float">
            <text:p>6,1647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065439" calcext:value-type="float">
            <text:p>6,065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065439" calcext:value-type="float">
            <text:p>6,065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065439" calcext:value-type="float">
            <text:p>6,065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065439" calcext:value-type="float">
            <text:p>6,065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133088" calcext:value-type="float">
            <text:p>6,1330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89817" calcext:value-type="float">
            <text:p>5,8898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052723" calcext:value-type="float">
            <text:p>6,0527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84721" calcext:value-type="float">
            <text:p>5,8847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702527" calcext:value-type="float">
            <text:p>5,7025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705077" calcext:value-type="float">
            <text:p>5,705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722897" calcext:value-type="float">
            <text:p>5,722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22897" calcext:value-type="float">
            <text:p>5,722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72798" calcext:value-type="float">
            <text:p>5,727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72798" calcext:value-type="float">
            <text:p>5,727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2798" calcext:value-type="float">
            <text:p>5,727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004346" calcext:value-type="float">
            <text:p>6,0043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004346" calcext:value-type="float">
            <text:p>6,0043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083246" calcext:value-type="float">
            <text:p>6,0832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134161" calcext:value-type="float">
            <text:p>6,134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989064" calcext:value-type="float">
            <text:p>5,9890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832335" calcext:value-type="float">
            <text:p>5,8323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944334" calcext:value-type="float">
            <text:p>5,9443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98397" calcext:value-type="float">
            <text:p>5,983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110154" calcext:value-type="float">
            <text:p>6,1101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079609" calcext:value-type="float">
            <text:p>6,079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079609" calcext:value-type="float">
            <text:p>6,079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079609" calcext:value-type="float">
            <text:p>6,079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079609" calcext:value-type="float">
            <text:p>6,079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023612" calcext:value-type="float">
            <text:p>6,0236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050134" calcext:value-type="float">
            <text:p>6,050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050134" calcext:value-type="float">
            <text:p>6,050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125417" calcext:value-type="float">
            <text:p>6,125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125417" calcext:value-type="float">
            <text:p>6,125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92287" calcext:value-type="float">
            <text:p>5,922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809415" calcext:value-type="float">
            <text:p>5,809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809415" calcext:value-type="float">
            <text:p>5,809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809415" calcext:value-type="float">
            <text:p>5,809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809415" calcext:value-type="float">
            <text:p>5,809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890864" calcext:value-type="float">
            <text:p>5,890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890864" calcext:value-type="float">
            <text:p>5,8908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791594" calcext:value-type="float">
            <text:p>5,791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815983" calcext:value-type="float">
            <text:p>5,8159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797069" calcext:value-type="float">
            <text:p>5,7970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743608" calcext:value-type="float">
            <text:p>5,7436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520704" calcext:value-type="float">
            <text:p>5,5207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404699" calcext:value-type="float">
            <text:p>5,404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404699" calcext:value-type="float">
            <text:p>5,404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404699" calcext:value-type="float">
            <text:p>5,404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404699" calcext:value-type="float">
            <text:p>5,404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427608" calcext:value-type="float">
            <text:p>5,427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427608" calcext:value-type="float">
            <text:p>5,427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427608" calcext:value-type="float">
            <text:p>5,427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427608" calcext:value-type="float">
            <text:p>5,427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439265" calcext:value-type="float">
            <text:p>5,439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439265" calcext:value-type="float">
            <text:p>5,439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439265" calcext:value-type="float">
            <text:p>5,439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439265" calcext:value-type="float">
            <text:p>5,439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3598" calcext:value-type="float">
            <text:p>5,33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3598" calcext:value-type="float">
            <text:p>5,33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3598" calcext:value-type="float">
            <text:p>5,33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3598" calcext:value-type="float">
            <text:p>5,33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3598" calcext:value-type="float">
            <text:p>5,33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38523" calcext:value-type="float">
            <text:p>5,338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38523" calcext:value-type="float">
            <text:p>5,338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38528" calcext:value-type="float">
            <text:p>5,3385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287619" calcext:value-type="float">
            <text:p>5,287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287619" calcext:value-type="float">
            <text:p>5,287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287619" calcext:value-type="float">
            <text:p>5,287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287619" calcext:value-type="float">
            <text:p>5,287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046899" calcext:value-type="float">
            <text:p>5,046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200715" calcext:value-type="float">
            <text:p>5,2007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200715" calcext:value-type="float">
            <text:p>5,2007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200715" calcext:value-type="float">
            <text:p>5,2007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149807" calcext:value-type="float">
            <text:p>5,149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13708" calcext:value-type="float">
            <text:p>5,137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197072" calcext:value-type="float">
            <text:p>5,1970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197072" calcext:value-type="float">
            <text:p>5,1970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109071" calcext:value-type="float">
            <text:p>5,109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109071" calcext:value-type="float">
            <text:p>5,109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109071" calcext:value-type="float">
            <text:p>5,109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109071" calcext:value-type="float">
            <text:p>5,109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109071" calcext:value-type="float">
            <text:p>5,109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109074" calcext:value-type="float">
            <text:p>5,109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109074" calcext:value-type="float">
            <text:p>5,109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109074" calcext:value-type="float">
            <text:p>5,109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109074" calcext:value-type="float">
            <text:p>5,109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109074" calcext:value-type="float">
            <text:p>5,109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994544" calcext:value-type="float">
            <text:p>4,9945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984359" calcext:value-type="float">
            <text:p>4,9843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984359" calcext:value-type="float">
            <text:p>4,9843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984359" calcext:value-type="float">
            <text:p>4,9843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035267" calcext:value-type="float">
            <text:p>5,035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042898" calcext:value-type="float">
            <text:p>5,0428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161446" calcext:value-type="float">
            <text:p>5,1614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989446" calcext:value-type="float">
            <text:p>4,9894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989446" calcext:value-type="float">
            <text:p>4,9894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989446" calcext:value-type="float">
            <text:p>4,9894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989446" calcext:value-type="float">
            <text:p>4,9894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830174" calcext:value-type="float">
            <text:p>4,830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79264" calcext:value-type="float">
            <text:p>4,779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79264" calcext:value-type="float">
            <text:p>4,779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779264" calcext:value-type="float">
            <text:p>4,779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53806" calcext:value-type="float">
            <text:p>4,753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826171" calcext:value-type="float">
            <text:p>4,8261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772715" calcext:value-type="float">
            <text:p>4,7727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772715" calcext:value-type="float">
            <text:p>4,7727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684706" calcext:value-type="float">
            <text:p>4,6847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684706" calcext:value-type="float">
            <text:p>4,6847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730519" calcext:value-type="float">
            <text:p>4,730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773783" calcext:value-type="float">
            <text:p>4,773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773783" calcext:value-type="float">
            <text:p>4,773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800306" calcext:value-type="float">
            <text:p>4,8003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811959" calcext:value-type="float">
            <text:p>4,8119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811959" calcext:value-type="float">
            <text:p>4,8119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811959" calcext:value-type="float">
            <text:p>4,8119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842508" calcext:value-type="float">
            <text:p>4,8425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842508" calcext:value-type="float">
            <text:p>4,8425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744336" calcext:value-type="float">
            <text:p>4,7443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650143" calcext:value-type="float">
            <text:p>4,650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650143" calcext:value-type="float">
            <text:p>4,650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595607" calcext:value-type="float">
            <text:p>4,5956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517792" calcext:value-type="float">
            <text:p>4,5177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517792" calcext:value-type="float">
            <text:p>4,5177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399255" calcext:value-type="float">
            <text:p>4,3992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322891" calcext:value-type="float">
            <text:p>4,322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285777" calcext:value-type="float">
            <text:p>4,285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25668" calcext:value-type="float">
            <text:p>4,25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110139" calcext:value-type="float">
            <text:p>4,110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110139" calcext:value-type="float">
            <text:p>4,110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110139" calcext:value-type="float">
            <text:p>4,110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110139" calcext:value-type="float">
            <text:p>4,110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157428" calcext:value-type="float">
            <text:p>4,157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134512" calcext:value-type="float">
            <text:p>4,1345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134512" calcext:value-type="float">
            <text:p>4,1345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134512" calcext:value-type="float">
            <text:p>4,1345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134512" calcext:value-type="float">
            <text:p>4,1345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134512" calcext:value-type="float">
            <text:p>4,1345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036326" calcext:value-type="float">
            <text:p>4,036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036326" calcext:value-type="float">
            <text:p>4,036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036326" calcext:value-type="float">
            <text:p>4,036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036326" calcext:value-type="float">
            <text:p>4,0363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971236" calcext:value-type="float">
            <text:p>3,9712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971236" calcext:value-type="float">
            <text:p>3,9712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971236" calcext:value-type="float">
            <text:p>3,9712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880669" calcext:value-type="float">
            <text:p>3,880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880669" calcext:value-type="float">
            <text:p>3,880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880669" calcext:value-type="float">
            <text:p>3,880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880669" calcext:value-type="float">
            <text:p>3,8806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06903" calcext:value-type="float">
            <text:p>4,069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159569" calcext:value-type="float">
            <text:p>4,1595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159569" calcext:value-type="float">
            <text:p>4,1595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130114" calcext:value-type="float">
            <text:p>4,130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130114" calcext:value-type="float">
            <text:p>4,130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144305" calcext:value-type="float">
            <text:p>4,144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144305" calcext:value-type="float">
            <text:p>4,144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144305" calcext:value-type="float">
            <text:p>4,144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144305" calcext:value-type="float">
            <text:p>4,144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166149" calcext:value-type="float">
            <text:p>4,166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203252" calcext:value-type="float">
            <text:p>4,2032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203252" calcext:value-type="float">
            <text:p>4,2032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2247" calcext:value-type="float">
            <text:p>4,22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20833" calcext:value-type="float">
            <text:p>4,208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27852" calcext:value-type="float">
            <text:p>4,27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175236" calcext:value-type="float">
            <text:p>4,1752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086151" calcext:value-type="float">
            <text:p>4,086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985413" calcext:value-type="float">
            <text:p>3,9854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985413" calcext:value-type="float">
            <text:p>3,9854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991575" calcext:value-type="float">
            <text:p>3,991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991575" calcext:value-type="float">
            <text:p>3,991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991575" calcext:value-type="float">
            <text:p>3,991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991575" calcext:value-type="float">
            <text:p>3,9915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970151" calcext:value-type="float">
            <text:p>3,9701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978853" calcext:value-type="float">
            <text:p>3,978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740678" calcext:value-type="float">
            <text:p>3,7406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726879" calcext:value-type="float">
            <text:p>3,726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738157" calcext:value-type="float">
            <text:p>3,7381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59416" calcext:value-type="float">
            <text:p>3,59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605436" calcext:value-type="float">
            <text:p>3,605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605436" calcext:value-type="float">
            <text:p>3,605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605436" calcext:value-type="float">
            <text:p>3,605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605436" calcext:value-type="float">
            <text:p>3,605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605436" calcext:value-type="float">
            <text:p>3,605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582524" calcext:value-type="float">
            <text:p>3,5825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652704" calcext:value-type="float">
            <text:p>3,652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652704" calcext:value-type="float">
            <text:p>3,652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652704" calcext:value-type="float">
            <text:p>3,652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652704" calcext:value-type="float">
            <text:p>3,6527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652704" calcext:value-type="float">
            <text:p>3,652704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16:44.335000000</dc:date>
    <meta:editing-duration>PT1M4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5.134129">
                <text:p>5.134129</text:p>
                <draw:g>
                  <svg:desc>cameraslog_4.B2:cameraslog_4.B1001</svg:desc>
                </draw:g>
              </table:table-cell>
              <table:table-cell office:value-type="float" office:value="14">
                <text:p>14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395218">
                <text:p>5.3952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57752">
                <text:p>5.2577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35577">
                <text:p>5.135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389035">
                <text:p>5.389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48302">
                <text:p>5.5483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94855">
                <text:p>5.6948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1594">
                <text:p>5.815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31215">
                <text:p>5.6312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27925">
                <text:p>5.5279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699943">
                <text:p>5.699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3304">
                <text:p>5.933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751214">
                <text:p>5.751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745034">
                <text:p>5.7450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059578">
                <text:p>6.059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157767">
                <text:p>6.1577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162871">
                <text:p>6.1628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383225">
                <text:p>6.3832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550128">
                <text:p>6.550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483957">
                <text:p>6.483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699224">
                <text:p>6.6992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68674">
                <text:p>6.468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468674">
                <text:p>6.468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60868">
                <text:p>6.608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673779">
                <text:p>6.6737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96323">
                <text:p>6.596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609047">
                <text:p>6.6090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11594">
                <text:p>6.611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565773">
                <text:p>6.5657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773415">
                <text:p>6.773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621781">
                <text:p>6.6217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623236">
                <text:p>6.623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691958">
                <text:p>6.6919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717402">
                <text:p>6.7174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96315">
                <text:p>6.596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76831">
                <text:p>6.768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707223">
                <text:p>6.7072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67974">
                <text:p>6.6679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90616">
                <text:p>6.90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004351">
                <text:p>7.0043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301065">
                <text:p>7.3010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301065">
                <text:p>7.3010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44253">
                <text:p>7.44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355988">
                <text:p>7.355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479626">
                <text:p>7.4796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315257">
                <text:p>7.3152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436355">
                <text:p>7.436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656717">
                <text:p>7.6567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912717">
                <text:p>7.912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744718">
                <text:p>7.7447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761089">
                <text:p>7.7610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73054">
                <text:p>7.730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894905">
                <text:p>7.8949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046542">
                <text:p>8.0465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038914">
                <text:p>8.0389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093805">
                <text:p>8.09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907984">
                <text:p>7.9079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807251">
                <text:p>7.8072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019978">
                <text:p>8.0199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045433">
                <text:p>8.0454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045433">
                <text:p>8.0454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93707">
                <text:p>7.937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93707">
                <text:p>7.937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93707">
                <text:p>7.937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703982">
                <text:p>7.7039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802157">
                <text:p>7.8021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622521">
                <text:p>7.622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687626">
                <text:p>7.6876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907988">
                <text:p>7.9079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953804">
                <text:p>7.953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102895">
                <text:p>8.1028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958897">
                <text:p>7.9588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946163">
                <text:p>7.9461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923262">
                <text:p>7.9232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756348">
                <text:p>7.7563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533443">
                <text:p>7.5334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533443">
                <text:p>7.5334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28347">
                <text:p>7.3283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328347">
                <text:p>7.3283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566528">
                <text:p>7.5665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307986">
                <text:p>7.3079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163983">
                <text:p>7.1639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163983">
                <text:p>7.1639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095258">
                <text:p>7.0952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928343">
                <text:p>6.9283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032713">
                <text:p>7.0327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149798">
                <text:p>7.1497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898891">
                <text:p>6.8988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898891">
                <text:p>6.8988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891257">
                <text:p>6.8912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875982">
                <text:p>6.8759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875982">
                <text:p>6.8759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935993">
                <text:p>6.9359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935993">
                <text:p>6.9359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784354">
                <text:p>6.7843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81807">
                <text:p>6.7818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781807">
                <text:p>6.7818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781807">
                <text:p>6.7818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846897">
                <text:p>6.8468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662166">
                <text:p>6.662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616348">
                <text:p>6.616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558895">
                <text:p>6.558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497806">
                <text:p>6.497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552357">
                <text:p>6.5523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701451">
                <text:p>6.7014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919263">
                <text:p>6.9192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872004">
                <text:p>6.8720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694918">
                <text:p>6.6949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694918">
                <text:p>6.6949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538181">
                <text:p>6.538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538181">
                <text:p>6.538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404374">
                <text:p>6.404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550913">
                <text:p>6.550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550913">
                <text:p>6.550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550913">
                <text:p>6.550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550913">
                <text:p>6.550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548368">
                <text:p>6.5483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548368">
                <text:p>6.5483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548368">
                <text:p>6.5483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680727">
                <text:p>6.6807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518908">
                <text:p>6.518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518908">
                <text:p>6.5189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313811">
                <text:p>6.3138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022175">
                <text:p>6.022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022175">
                <text:p>6.022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047628">
                <text:p>6.0476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214541">
                <text:p>6.2145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137072">
                <text:p>6.137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103978">
                <text:p>6.1039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087253">
                <text:p>6.0872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121797">
                <text:p>6.1217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121797">
                <text:p>6.1217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375244">
                <text:p>6.3752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375244">
                <text:p>6.3752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405794">
                <text:p>6.4057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405794">
                <text:p>6.4057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333074">
                <text:p>6.333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333074">
                <text:p>6.333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333074">
                <text:p>6.333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333074">
                <text:p>6.333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372705">
                <text:p>6.3727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72705">
                <text:p>6.3727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269437">
                <text:p>6.269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269437">
                <text:p>6.269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269437">
                <text:p>6.269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269437">
                <text:p>6.269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269437">
                <text:p>6.269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375258">
                <text:p>6.3752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482159">
                <text:p>6.4821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289793">
                <text:p>6.2897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155976">
                <text:p>6.1559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040339">
                <text:p>6.0403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255609">
                <text:p>6.255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255609">
                <text:p>6.255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255609">
                <text:p>6.255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114154">
                <text:p>6.1141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99051">
                <text:p>5.990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747246">
                <text:p>5.747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659237">
                <text:p>5.659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559971">
                <text:p>5.559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639963">
                <text:p>5.639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611963">
                <text:p>5.611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694877">
                <text:p>5.694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694877">
                <text:p>5.694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694877">
                <text:p>5.694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617049">
                <text:p>5.6170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617049">
                <text:p>5.6170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331963">
                <text:p>5.331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331963">
                <text:p>5.331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331963">
                <text:p>5.331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210864">
                <text:p>5.2108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337059">
                <text:p>5.3370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374165">
                <text:p>5.374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374165">
                <text:p>5.374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423591">
                <text:p>5.4235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271956">
                <text:p>5.2719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152328">
                <text:p>5.152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152328">
                <text:p>5.152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152328">
                <text:p>5.152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152328">
                <text:p>5.152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231231">
                <text:p>5.231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290852">
                <text:p>5.290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290852">
                <text:p>5.290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290852">
                <text:p>5.290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290852">
                <text:p>5.290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346849">
                <text:p>5.34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346849">
                <text:p>5.34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346849">
                <text:p>5.3468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255213">
                <text:p>5.255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255213">
                <text:p>5.255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255213">
                <text:p>5.255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215583">
                <text:p>5.2155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215583">
                <text:p>5.2155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81763">
                <text:p>5.481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526486">
                <text:p>5.5264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683207">
                <text:p>5.683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817043">
                <text:p>5.8170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817043">
                <text:p>5.8170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711213">
                <text:p>5.711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711213">
                <text:p>5.711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68724">
                <text:p>5.687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68724">
                <text:p>5.687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721427">
                <text:p>5.7214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662885">
                <text:p>5.6628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568715">
                <text:p>5.5687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531988">
                <text:p>5.53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531988">
                <text:p>5.53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531988">
                <text:p>5.53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531988">
                <text:p>5.53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531988">
                <text:p>5.53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586545">
                <text:p>5.5865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624731">
                <text:p>5.6247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78914">
                <text:p>5.77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78914">
                <text:p>5.77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78914">
                <text:p>5.77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78914">
                <text:p>5.77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778914">
                <text:p>5.77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94073">
                <text:p>5.94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94073">
                <text:p>5.94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94073">
                <text:p>5.940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.201822">
                <text:p>6.201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.201822">
                <text:p>6.201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.201822">
                <text:p>6.201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.201822">
                <text:p>6.201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.201822">
                <text:p>6.201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.164711">
                <text:p>6.164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.065439">
                <text:p>6.0654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.065439">
                <text:p>6.0654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.065439">
                <text:p>6.0654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.065439">
                <text:p>6.0654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.133088">
                <text:p>6.1330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89817">
                <text:p>5.8898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.052723">
                <text:p>6.052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884721">
                <text:p>5.8847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702527">
                <text:p>5.7025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705077">
                <text:p>5.705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722897">
                <text:p>5.722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722897">
                <text:p>5.722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72798">
                <text:p>5.72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72798">
                <text:p>5.72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72798">
                <text:p>5.72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.004346">
                <text:p>6.0043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.004346">
                <text:p>6.0043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.083246">
                <text:p>6.083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.134161">
                <text:p>6.1341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989064">
                <text:p>5.989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832335">
                <text:p>5.832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944334">
                <text:p>5.9443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98397">
                <text:p>5.983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.110154">
                <text:p>6.110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.079609">
                <text:p>6.079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.079609">
                <text:p>6.079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.079609">
                <text:p>6.079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.079609">
                <text:p>6.079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.023612">
                <text:p>6.023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.050134">
                <text:p>6.0501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.050134">
                <text:p>6.0501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.125417">
                <text:p>6.125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.125417">
                <text:p>6.125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92287">
                <text:p>5.922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809415">
                <text:p>5.809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809415">
                <text:p>5.809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809415">
                <text:p>5.809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809415">
                <text:p>5.809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890864">
                <text:p>5.890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890864">
                <text:p>5.890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791594">
                <text:p>5.791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815983">
                <text:p>5.8159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797069">
                <text:p>5.7970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743608">
                <text:p>5.7436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520704">
                <text:p>5.5207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404699">
                <text:p>5.404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404699">
                <text:p>5.404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404699">
                <text:p>5.404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404699">
                <text:p>5.404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427608">
                <text:p>5.427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427608">
                <text:p>5.427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427608">
                <text:p>5.427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427608">
                <text:p>5.427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439265">
                <text:p>5.439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439265">
                <text:p>5.439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439265">
                <text:p>5.439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439265">
                <text:p>5.439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33598">
                <text:p>5.33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33598">
                <text:p>5.33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33598">
                <text:p>5.33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3598">
                <text:p>5.33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3598">
                <text:p>5.33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38523">
                <text:p>5.338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38523">
                <text:p>5.338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38528">
                <text:p>5.338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287619">
                <text:p>5.287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287619">
                <text:p>5.287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287619">
                <text:p>5.287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287619">
                <text:p>5.287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046899">
                <text:p>5.046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200715">
                <text:p>5.2007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200715">
                <text:p>5.2007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200715">
                <text:p>5.2007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149807">
                <text:p>5.1498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13708">
                <text:p>5.137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197072">
                <text:p>5.1970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197072">
                <text:p>5.1970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109071">
                <text:p>5.109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109071">
                <text:p>5.109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109071">
                <text:p>5.109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109071">
                <text:p>5.109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109071">
                <text:p>5.109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109074">
                <text:p>5.109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109074">
                <text:p>5.109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109074">
                <text:p>5.109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109074">
                <text:p>5.109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109074">
                <text:p>5.1090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994544">
                <text:p>4.9945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984359">
                <text:p>4.9843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984359">
                <text:p>4.9843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984359">
                <text:p>4.9843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035267">
                <text:p>5.035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042898">
                <text:p>5.042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161446">
                <text:p>5.1614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989446">
                <text:p>4.989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989446">
                <text:p>4.989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989446">
                <text:p>4.989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989446">
                <text:p>4.9894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830174">
                <text:p>4.8301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779264">
                <text:p>4.779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779264">
                <text:p>4.779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779264">
                <text:p>4.779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753806">
                <text:p>4.753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826171">
                <text:p>4.826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772715">
                <text:p>4.7727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772715">
                <text:p>4.7727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684706">
                <text:p>4.6847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684706">
                <text:p>4.6847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730519">
                <text:p>4.7305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773783">
                <text:p>4.773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773783">
                <text:p>4.773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800306">
                <text:p>4.8003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811959">
                <text:p>4.811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811959">
                <text:p>4.811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811959">
                <text:p>4.811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842508">
                <text:p>4.8425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842508">
                <text:p>4.8425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744336">
                <text:p>4.7443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650143">
                <text:p>4.650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650143">
                <text:p>4.650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595607">
                <text:p>4.595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517792">
                <text:p>4.5177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517792">
                <text:p>4.5177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399255">
                <text:p>4.399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322891">
                <text:p>4.322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285777">
                <text:p>4.285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25668">
                <text:p>4.25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110139">
                <text:p>4.110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110139">
                <text:p>4.110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110139">
                <text:p>4.110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110139">
                <text:p>4.110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157428">
                <text:p>4.157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134512">
                <text:p>4.134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134512">
                <text:p>4.134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134512">
                <text:p>4.134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134512">
                <text:p>4.134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134512">
                <text:p>4.134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036326">
                <text:p>4.036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036326">
                <text:p>4.036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036326">
                <text:p>4.036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036326">
                <text:p>4.036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971236">
                <text:p>3.971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971236">
                <text:p>3.971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971236">
                <text:p>3.971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880669">
                <text:p>3.88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880669">
                <text:p>3.88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880669">
                <text:p>3.88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880669">
                <text:p>3.8806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06903">
                <text:p>4.06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159569">
                <text:p>4.1595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159569">
                <text:p>4.1595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130114">
                <text:p>4.130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130114">
                <text:p>4.130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144305">
                <text:p>4.1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144305">
                <text:p>4.1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144305">
                <text:p>4.1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144305">
                <text:p>4.1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166149">
                <text:p>4.166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203252">
                <text:p>4.2032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203252">
                <text:p>4.2032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2247">
                <text:p>4.22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20833">
                <text:p>4.20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27852">
                <text:p>4.27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175236">
                <text:p>4.1752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086151">
                <text:p>4.086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985413">
                <text:p>3.9854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985413">
                <text:p>3.9854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991575">
                <text:p>3.991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991575">
                <text:p>3.991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991575">
                <text:p>3.991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991575">
                <text:p>3.991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970151">
                <text:p>3.9701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978853">
                <text:p>3.978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740678">
                <text:p>3.740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726879">
                <text:p>3.726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738157">
                <text:p>3.738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59416">
                <text:p>3.59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605436">
                <text:p>3.605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605436">
                <text:p>3.605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605436">
                <text:p>3.605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605436">
                <text:p>3.605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605436">
                <text:p>3.605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582524">
                <text:p>3.5825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652704">
                <text:p>3.65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652704">
                <text:p>3.65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652704">
                <text:p>3.65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652704">
                <text:p>3.652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652704">
                <text:p>3.65270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